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0C0000000C118DBB70BBB9BCBD.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arial" svg:font-family="arial"/>
    <style:font-face style:name="arial1" svg:font-family="arial, sans-serif"/>
    <style:font-face style:name="sans-serif" svg:font-family="sans-serif"/>
  </office:font-face-decls>
  <office:automatic-styles>
    <style:style style:name="P1" style:family="paragraph" style:parent-style-name="Standard">
      <style:paragraph-properties fo:text-align="center" style:justify-single-word="false"/>
      <style:text-properties fo:font-size="16pt" fo:font-style="italic" fo:font-weight="bold" officeooo:rsid="0003d9df" officeooo:paragraph-rsid="0003d9df"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fo:color="#111111" loext:opacity="100%" fo:font-size="14pt" fo:font-weight="normal" officeooo:rsid="0008a634" officeooo:paragraph-rsid="0008a634" style:font-size-asian="14pt" style:font-weight-asian="normal" style:font-size-complex="14pt" style:font-weight-complex="normal"/>
    </style:style>
    <style:style style:name="P3" style:family="paragraph" style:parent-style-name="кклк">
      <style:text-properties officeooo:rsid="0006735a" officeooo:paragraph-rsid="0006735a"/>
    </style:style>
    <style:style style:name="P4" style:family="paragraph" style:parent-style-name="кклк">
      <style:text-properties style:text-underline-style="solid" style:text-underline-width="auto" style:text-underline-color="font-color" officeooo:rsid="0006735a" officeooo:paragraph-rsid="0006735a"/>
    </style:style>
    <style:style style:name="P5" style:family="paragraph" style:parent-style-name="кклк">
      <style:text-properties style:text-underline-style="solid" style:text-underline-width="auto" style:text-underline-color="font-color"/>
    </style:style>
    <style:style style:name="P6" style:family="paragraph" style:parent-style-name="кклк">
      <style:text-properties style:text-underline-style="solid" style:text-underline-width="auto" style:text-underline-color="font-color" officeooo:paragraph-rsid="0006735a"/>
    </style:style>
    <style:style style:name="P7" style:family="paragraph" style:parent-style-name="Standard">
      <style:paragraph-properties fo:text-align="start" style:justify-single-word="false"/>
      <style:text-properties fo:font-variant="normal" fo:text-transform="none" fo:color="#008000" loext:opacity="100%" style:text-line-through-style="none" style:text-line-through-type="none" style:font-name="arial" fo:font-size="12pt" fo:letter-spacing="normal" fo:font-style="normal" style:text-underline-style="none" fo:font-weight="bold" officeooo:paragraph-rsid="0003d9df" style:text-blinking="false"/>
    </style:style>
    <style:style style:name="P8" style:family="paragraph" style:parent-style-name="Standard" style:list-style-name="L5">
      <style:paragraph-properties fo:text-align="start" style:justify-single-word="false"/>
      <style:text-properties fo:font-variant="normal" fo:text-transform="none" fo:color="#111111" loext:opacity="100%" style:text-line-through-style="none" style:text-line-through-type="none" style:font-name="arial" fo:font-size="12pt" fo:letter-spacing="normal" fo:font-style="normal" style:text-underline-style="none" fo:font-weight="bold" officeooo:rsid="000775df" officeooo:paragraph-rsid="000775df" style:text-blinking="false"/>
    </style:style>
    <style:style style:name="P9" style:family="paragraph" style:parent-style-name="Standard" style:list-style-name="L5">
      <style:paragraph-properties fo:text-align="start" style:justify-single-word="false"/>
      <style:text-properties fo:font-variant="normal" fo:text-transform="none" fo:color="#111111" loext:opacity="100%" style:text-line-through-style="none" style:text-line-through-type="none" style:font-name="arial" fo:font-size="12pt" fo:letter-spacing="normal" fo:font-style="normal" style:text-underline-style="none" fo:font-weight="bold" officeooo:rsid="0009dbdf" officeooo:paragraph-rsid="0009dbdf" style:text-blinking="false"/>
    </style:style>
    <style:style style:name="P10" style:family="paragraph" style:parent-style-name="Standard" style:list-style-name="L5">
      <style:paragraph-properties fo:text-align="start" style:justify-single-word="false"/>
      <style:text-properties fo:font-variant="normal" fo:text-transform="none" fo:color="#111111" loext:opacity="100%" style:text-line-through-style="none" style:text-line-through-type="none" style:font-name="arial" fo:font-size="12pt" fo:letter-spacing="normal" fo:font-style="normal" style:text-underline-style="none" fo:font-weight="normal" officeooo:rsid="000775df" officeooo:paragraph-rsid="000775df" style:text-blinking="false" style:font-weight-asian="normal" style:font-weight-complex="normal"/>
    </style:style>
    <style:style style:name="P11" style:family="paragraph" style:parent-style-name="Standard" style:list-style-name="L5">
      <style:paragraph-properties fo:text-align="start" style:justify-single-word="false"/>
      <style:text-properties fo:font-variant="normal" fo:text-transform="none" fo:color="#111111" loext:opacity="100%" style:text-line-through-style="none" style:text-line-through-type="none" style:font-name="arial" fo:font-size="12pt" fo:letter-spacing="normal" fo:font-style="normal" style:text-underline-style="none" fo:font-weight="normal" officeooo:rsid="000775df" officeooo:paragraph-rsid="0009dbdf" style:text-blinking="false" style:font-weight-asian="normal" style:font-weight-complex="normal"/>
    </style:style>
    <style:style style:name="P12" style:family="paragraph" style:parent-style-name="Standard" style:list-style-name="L5">
      <style:paragraph-properties fo:text-align="start" style:justify-single-word="false"/>
      <style:text-properties fo:font-variant="normal" fo:text-transform="none" fo:color="#111111" loext:opacity="100%" style:text-line-through-style="none" style:text-line-through-type="none" style:font-name="arial" fo:font-size="12pt" fo:letter-spacing="normal" fo:font-style="normal" style:text-underline-style="none" fo:font-weight="normal" officeooo:rsid="0009dbdf" officeooo:paragraph-rsid="0009dbdf" style:text-blinking="false" style:font-weight-asian="normal" style:font-weight-complex="normal"/>
    </style:style>
    <style:style style:name="P13" style:family="paragraph" style:parent-style-name="Standard">
      <style:paragraph-properties fo:text-align="start" style:justify-single-word="false"/>
      <style:text-properties fo:font-variant="normal" fo:text-transform="none" fo:color="#ffffff" loext:opacity="100%" style:font-name="arial" fo:font-size="12pt" fo:letter-spacing="normal" fo:font-style="normal" style:text-underline-style="solid" style:text-underline-width="auto" style:text-underline-color="font-color" fo:font-weight="normal" officeooo:rsid="0003d9df" officeooo:paragraph-rsid="0003d9df" style:font-size-asian="12.25pt" style:font-style-asian="italic" style:font-weight-asian="normal" style:font-size-complex="14pt" style:font-style-complex="italic" style:font-weight-complex="normal"/>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arial" fo:font-size="12pt" fo:letter-spacing="normal" fo:font-style="normal" style:text-underline-style="none" fo:font-weight="bold" officeooo:paragraph-rsid="0003d9df" style:text-blinking="false"/>
    </style:style>
    <style:style style:name="P15" style:family="paragraph" style:parent-style-name="Standard" style:list-style-name="L5">
      <style:paragraph-properties fo:text-align="start" style:justify-single-word="false"/>
      <style:text-properties fo:font-variant="normal" fo:text-transform="none" fo:color="#444444" loext:opacity="100%" style:font-name="Open Sans" fo:font-size="12pt" fo:letter-spacing="normal" fo:font-style="normal" fo:font-weight="normal" officeooo:rsid="0008a634" officeooo:paragraph-rsid="0008a634"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style="italic" fo:font-weight="normal" officeooo:rsid="0003d9df" officeooo:paragraph-rsid="0003d9df" style:font-size-asian="12.25pt" style:font-style-asian="italic" style:font-weight-asian="normal" style:font-size-complex="14pt" style:font-style-complex="italic" style:font-weight-complex="normal"/>
    </style:style>
    <style:style style:name="P17" style:family="paragraph" style:parent-style-name="Standard" style:list-style-name="L5">
      <style:paragraph-properties fo:text-align="start" style:justify-single-word="false"/>
      <style:text-properties officeooo:paragraph-rsid="0009dbdf"/>
    </style:style>
    <style:style style:name="P18" style:family="paragraph" style:parent-style-name="Standard" style:list-style-name="L5">
      <style:paragraph-properties fo:text-align="start" style:justify-single-word="false"/>
      <style:text-properties fo:color="#111111" loext:opacity="100%" fo:font-size="14pt" fo:font-weight="normal" officeooo:rsid="000775df" officeooo:paragraph-rsid="000775df" style:font-size-asian="14pt" style:font-weight-asian="normal" style:font-size-complex="14pt" style:font-weight-complex="normal"/>
    </style:style>
    <style:style style:name="P19" style:family="paragraph" style:parent-style-name="Standard" style:list-style-name="L5">
      <style:paragraph-properties fo:text-align="start" style:justify-single-word="false"/>
      <style:text-properties fo:color="#111111" loext:opacity="100%" fo:font-size="14pt" fo:font-weight="normal" officeooo:rsid="000775df" officeooo:paragraph-rsid="0009dbdf" style:font-size-asian="14pt" style:font-weight-asian="normal" style:font-size-complex="14pt" style:font-weight-complex="normal"/>
    </style:style>
    <style:style style:name="P20" style:family="paragraph" style:parent-style-name="Standard" style:list-style-name="L5">
      <style:paragraph-properties fo:text-align="start" style:justify-single-word="false"/>
      <style:text-properties fo:color="#111111" loext:opacity="100%" fo:font-size="14pt" fo:font-weight="normal" officeooo:rsid="0008a634" officeooo:paragraph-rsid="0008a634" style:font-size-asian="14pt" style:font-weight-asian="normal" style:font-size-complex="14pt" style:font-weight-complex="normal"/>
    </style:style>
    <style:style style:name="P21" style:family="paragraph" style:parent-style-name="Standard" style:list-style-name="L5">
      <style:paragraph-properties fo:text-align="start" style:justify-single-word="false"/>
      <style:text-properties fo:color="#111111" loext:opacity="100%" fo:font-size="14pt" fo:font-weight="normal" officeooo:rsid="0008a634" officeooo:paragraph-rsid="000f2752" style:font-size-asian="14pt" style:font-weight-asian="normal" style:font-size-complex="14pt" style:font-weight-complex="normal"/>
    </style:style>
    <style:style style:name="P22" style:family="paragraph" style:parent-style-name="Standard" style:list-style-name="L5">
      <style:paragraph-properties fo:text-align="start" style:justify-single-word="false"/>
      <style:text-properties fo:color="#111111" loext:opacity="100%" fo:font-size="14pt" fo:font-weight="normal" officeooo:rsid="0008a634" officeooo:paragraph-rsid="0009dbdf" style:font-size-asian="14pt" style:font-weight-asian="normal" style:font-size-complex="14pt" style:font-weight-complex="normal"/>
    </style:style>
    <style:style style:name="P23" style:family="paragraph" style:parent-style-name="Standard" style:list-style-name="L5">
      <style:paragraph-properties fo:text-align="start" style:justify-single-word="false"/>
      <style:text-properties fo:color="#111111" loext:opacity="100%" fo:font-size="14pt" fo:font-weight="normal" officeooo:rsid="000f2752" officeooo:paragraph-rsid="000f2752" style:font-size-asian="14pt" style:font-weight-asian="normal" style:font-size-complex="14pt" style:font-weight-complex="normal"/>
    </style:style>
    <style:style style:name="P24" style:family="paragraph" style:parent-style-name="Standard" style:list-style-name="L5">
      <style:paragraph-properties fo:text-align="start" style:justify-single-word="false"/>
      <style:text-properties fo:color="#111111" loext:opacity="100%" fo:font-size="14pt" fo:font-weight="normal" officeooo:rsid="000bc889" officeooo:paragraph-rsid="000bc889" style:font-size-asian="14pt" style:font-weight-asian="normal" style:font-size-complex="14pt" style:font-weight-complex="normal"/>
    </style:style>
    <style:style style:name="P25" style:family="paragraph" style:parent-style-name="Standard" style:list-style-name="L5">
      <style:paragraph-properties fo:text-align="start" style:justify-single-word="false"/>
      <style:text-properties fo:color="#111111" loext:opacity="100%" fo:font-size="14pt" fo:font-weight="bold" officeooo:rsid="0008a634" officeooo:paragraph-rsid="0008a634" style:font-size-asian="14pt" style:font-weight-asian="bold" style:font-size-complex="14pt" style:font-weight-complex="bold"/>
    </style:style>
    <style:style style:name="P26" style:family="paragraph" style:parent-style-name="Standard">
      <style:paragraph-properties fo:text-align="start" style:justify-single-word="false"/>
      <style:text-properties fo:color="#ffffff" loext:opacity="100%" fo:font-size="15pt" fo:font-style="italic" fo:font-weight="bold" officeooo:rsid="0003d9df" officeooo:paragraph-rsid="0003d9df" style:font-size-asian="15pt" style:font-style-asian="italic" style:font-weight-asian="bold" style:font-size-complex="15pt" style:font-style-complex="italic" style:font-weight-complex="bold"/>
    </style:style>
    <style:style style:name="P27" style:family="paragraph" style:parent-style-name="кклк" style:list-style-name="L1"/>
    <style:style style:name="P28" style:family="paragraph" style:parent-style-name="кклк" style:list-style-name="L1">
      <style:text-properties officeooo:paragraph-rsid="000da9bb"/>
    </style:style>
    <style:style style:name="P29" style:family="paragraph" style:parent-style-name="кклк" style:list-style-name="L2">
      <style:text-properties officeooo:rsid="0006735a" officeooo:paragraph-rsid="0006735a"/>
    </style:style>
    <style:style style:name="P30" style:family="paragraph" style:parent-style-name="кклк" style:list-style-name="L3">
      <style:text-properties officeooo:rsid="0006735a" officeooo:paragraph-rsid="0006735a"/>
    </style:style>
    <style:style style:name="P31" style:family="paragraph" style:parent-style-name="кклк" style:list-style-name="L1">
      <style:text-properties officeooo:rsid="0006735a" officeooo:paragraph-rsid="0006735a"/>
    </style:style>
    <style:style style:name="P32" style:family="paragraph" style:parent-style-name="кклк" style:list-style-name="L1">
      <style:text-properties officeooo:rsid="000da9bb" officeooo:paragraph-rsid="000da9bb"/>
    </style:style>
    <style:style style:name="P33" style:family="paragraph" style:parent-style-name="кклк">
      <style:text-properties fo:color="#ffffff" loext:opacity="100%"/>
    </style:style>
    <style:style style:name="T1" style:family="text">
      <style:text-properties fo:font-variant="normal" fo:text-transform="none" fo:color="#008000" loext:opacity="100%" style:font-name="arial" fo:font-size="12pt" fo:letter-spacing="normal" fo:font-style="normal" style:text-underline-style="solid" style:text-underline-width="auto" style:text-underline-color="font-color"/>
    </style:style>
    <style:style style:name="T2" style:family="text">
      <style:text-properties fo:font-variant="normal" fo:text-transform="none" fo:color="#008000" loext:opacity="100%" style:text-line-through-style="none" style:text-line-through-type="none" style:font-name="arial" fo:font-size="12pt" fo:letter-spacing="normal" fo:font-style="normal" style:text-underline-style="none" style:text-blinking="false"/>
    </style:style>
    <style:style style:name="T3" style:family="text">
      <style:text-properties fo:font-variant="normal" fo:text-transform="none" style:text-line-through-style="none" style:text-line-through-type="none" style:font-name="arial" fo:font-size="12pt" fo:letter-spacing="normal" fo:font-style="normal" style:text-underline-style="none" style:text-blinking="false"/>
    </style:style>
    <style:style style:name="T4" style:family="text">
      <style:text-properties fo:font-variant="normal" fo:text-transform="none" fo:color="#111111" loext:opacity="100%" style:font-name="sans-serif" fo:font-size="12pt" fo:letter-spacing="normal" fo:font-style="italic" fo:font-weight="normal" officeooo:rsid="0008a634" style:font-size-asian="12pt" style:font-style-asian="italic" style:font-weight-asian="normal" style:font-size-complex="12pt" style:font-style-complex="italic" style:font-weight-complex="normal"/>
    </style:style>
    <style:style style:name="T5" style:family="text">
      <style:text-properties fo:font-variant="normal" fo:text-transform="none" fo:color="#111111" loext:opacity="100%" style:text-line-through-style="none" style:text-line-through-type="none" style:font-name="sans-serif" fo:font-size="12pt" fo:letter-spacing="normal" fo:font-style="italic" style:text-underline-style="none" fo:font-weight="normal" officeooo:rsid="0008a634" style:text-blinking="false" style:font-size-asian="12pt" style:font-style-asian="italic" style:font-weight-asian="normal" style:font-size-complex="12pt" style:font-style-complex="italic" style:font-weight-complex="normal"/>
    </style:style>
    <style:style style:name="T6" style:family="text">
      <style:text-properties fo:font-variant="normal" fo:text-transform="none" fo:color="#111111" loext:opacity="100%" fo:font-size="12pt" fo:letter-spacing="normal" fo:font-style="italic" fo:font-weight="normal" officeooo:rsid="0008a634" style:font-size-asian="12pt" style:font-style-asian="italic" style:font-weight-asian="normal" style:font-size-complex="12pt" style:font-style-complex="italic" style:font-weight-complex="normal"/>
    </style:style>
    <style:style style:name="T7" style:family="text">
      <style:text-properties fo:font-variant="normal" fo:text-transform="none" style:font-name="arial" fo:font-size="12pt" fo:letter-spacing="normal" fo:font-style="normal" style:text-underline-style="solid" style:text-underline-width="auto" style:text-underline-color="font-color"/>
    </style:style>
    <style:style style:name="T8" style:family="text">
      <style:text-properties fo:font-variant="normal" fo:text-transform="none" fo:color="#ffffff" loext:opacity="100%" style:font-name="arial" fo:font-size="12pt" fo:letter-spacing="normal" fo:font-style="normal" style:text-underline-style="solid" style:text-underline-width="auto" style:text-underline-color="font-color"/>
    </style:style>
    <style:style style:name="T9" style:family="text">
      <style:text-properties fo:font-variant="normal" fo:text-transform="none" fo:color="#ffffff" loext:opacity="100%" style:text-line-through-style="none" style:text-line-through-type="none" style:font-name="arial" fo:font-size="12pt" fo:letter-spacing="normal" fo:font-style="normal" style:text-underline-style="none" style:text-blinking="false"/>
    </style:style>
    <style:style style:name="T10" style:family="text">
      <style:text-properties officeooo:rsid="0006735a"/>
    </style:style>
    <style:style style:name="T11" style:family="text">
      <style:text-properties officeooo:rsid="0008a634"/>
    </style:style>
    <style:style style:name="T12" style:family="text">
      <style:text-properties officeooo:rsid="0009dbdf"/>
    </style:style>
    <style:style style:name="T13" style:family="text">
      <style:text-properties officeooo:rsid="000da9bb"/>
    </style:style>
    <style:style style:name="T14" style:family="text">
      <style:text-properties fo:color="#ffffff" loext:opacity="100%"/>
    </style:style>
    <style:style style:name="T15" style:family="text">
      <style:text-properties officeooo:rsid="00100d6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image text:level="1" xlink:href="Pictures/100000010000000C0000000C118DBB70BBB9BCBD.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5in" fo:text-indent="-0.25in" fo:margin-left="0.5in"/>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Информация за музеите </text:p>
      <text:p text:style-name="P1"/>
      <text:p text:style-name="P1"/>
      <text:p text:style-name="P5">Региони:</text:p>
      <text:list xml:id="list3300956193" text:style-name="L1">
        <text:list-item>
          <text:p text:style-name="P27">Пловдив</text:p>
        </text:list-item>
        <text:list-item>
          <text:p text:style-name="P27">София</text:p>
        </text:list-item>
        <text:list-item>
          <text:p text:style-name="P27">Варна</text:p>
        </text:list-item>
      </text:list>
      <text:p text:style-name="кклк"/>
      <text:p text:style-name="P4">По обхват (scope) биват:</text:p>
      <text:list xml:id="list580195906" text:style-name="L2">
        <text:list-item>
          <text:p text:style-name="P29">национални </text:p>
        </text:list-item>
        <text:list-item>
          <text:p text:style-name="P29">регионални</text:p>
        </text:list-item>
        <text:list-item>
          <text:p text:style-name="P29">местни</text:p>
        </text:list-item>
      </text:list>
      <text:p text:style-name="P3"/>
      <text:p text:style-name="P4">По вид биват:</text:p>
      <text:list xml:id="list2246228009" text:style-name="L3">
        <text:list-item>
          <text:p text:style-name="P30">исторически</text:p>
        </text:list-item>
        <text:list-item>
          <text:p text:style-name="P30">археологически</text:p>
        </text:list-item>
        <text:list-item>
          <text:p text:style-name="P30">природни</text:p>
        </text:list-item>
        <text:list-item>
          <text:p text:style-name="P30">етнографски</text:p>
        </text:list-item>
        <text:list-item>
          <text:p text:style-name="P30">къща-музей</text:p>
        </text:list-item>
        <text:list-item>
          <text:p text:style-name="P30">художествени</text:p>
        </text:list-item>
      </text:list>
      <text:p text:style-name="P3"/>
      <text:p text:style-name="P6"><text:span text:style-name="T10">Музей</text:span>:</text:p>
      <text:list xml:id="list171757878174276" text:continue-list="list3300956193" text:style-name="L1">
        <text:list-item>
          <text:p text:style-name="P31">Име</text:p>
        </text:list-item>
        <text:list-item>
          <text:p text:style-name="P31">Снимка</text:p>
        </text:list-item>
        <text:list-item>
          <text:p text:style-name="P31">Регион</text:p>
        </text:list-item>
        <text:list-item>
          <text:p text:style-name="P31">Обхват</text:p>
        </text:list-item>
        <text:list-item>
          <text:p text:style-name="P31">Вид</text:p>
        </text:list-item>
        <text:list-item>
          <text:p text:style-name="P31">Описание</text:p>
        </text:list-item>
        <text:list-item>
          <text:p text:style-name="P32">Уебсайт</text:p>
        </text:list-item>
        <text:list-item>
          <text:p text:style-name="P28"><text:span text:style-name="T13">Адрес</text:span></text:p>
        </text:list-item>
      </text:list>
      <text:p text:style-name="P7"/>
      <text:list xml:id="list231485745" text:style-name="L5">
        <text:list-item>
          <text:p text:style-name="P8">Пловдив</text:p>
          <text:list>
            <text:list-item>
              <text:p text:style-name="P10">Къща-музей Хиндлиян</text:p>
              <text:list>
                <text:list-item>
                  <text:p text:style-name="P10">снимка</text:p>
                </text:list-item>
                <text:list-item>
                  <text:p text:style-name="P10">Пловдив</text:p>
                </text:list-item>
                <text:list-item>
                  <text:p text:style-name="P10">местен</text:p>
                </text:list-item>
                <text:list-item>
                  <text:p text:style-name="P10">къща-музей</text:p>
                </text:list-item>
                <text:list-item>
                  <text:p text:style-name="P18">Къща „Хиндлиян“ е къща музей в Пловдив .Построена е през 1848 г. от Степан Хиндлиян като зестра на дъщеря му, омъжена за арменски търговец от Кишинев. Тя е една от малкото запазени в оригинал симетрични пловдивски къщи. В нея се намира единствената запазена баня с течаща топла и студена вода. Днес къщата се използва като музей и културен център за изложби.</text:p>
                </text:list-item>
                <text:list-item>
                  <text:p text:style-name="P18"><text:a xlink:type="simple" xlink:href="http://oldplovdiv.bg/sights/4" text:style-name="Internet_20_link" text:visited-style-name="Visited_20_Internet_20_Link">http://oldplovdiv.bg/sights/4</text:a> – <text:span text:style-name="T11">уебсайт</text:span></text:p>
                </text:list-item>
                <text:list-item>
                  <text:p text:style-name="P18">ул. „Артин Гидиков“ 4, 4000 Център, Пловдив</text:p>
                </text:list-item>
                <text:list-item>
                  <text:p text:style-name="P18"><text:soft-page-break/><text:s/>032 628 998</text:p>
                </text:list-item>
              </text:list>
            </text:list-item>
            <text:list-item>
              <text:p text:style-name="P20">Регионален Етнографски Музей</text:p>
              <text:list>
                <text:list-item>
                  <text:p text:style-name="P20">снимка</text:p>
                </text:list-item>
                <text:list-item>
                  <text:p text:style-name="P20">Пловдив</text:p>
                </text:list-item>
                <text:list-item>
                  <text:p text:style-name="P20">регионален</text:p>
                </text:list-item>
                <text:list-item>
                  <text:p text:style-name="P20">етнографски</text:p>
                </text:list-item>
                <text:list-item>
                  <text:p text:style-name="P20">Регионален етнографски музей – Пловдив е вторият по големина у нас специализиран музей от такъв тип, утвърдена научно-образователна институция и притегателен център за културен туризъм. Основан е през 1917 г., а от 1938 г. се помещава в Куюмджиевата къща – паметник на културата от национално значение. Музеят е постоянна институция с идеална цел, която издирва, събира, съхранява, документира и популяризира движими културни ценности и ги експонира с изследователски, образователни и популяризаторски цели.</text:p>
                </text:list-item>
                <text:list-item>
                  <text:p text:style-name="P20">уебсайт: <text:a xlink:type="simple" xlink:href="https://www.ethnograph.info/front/contact.php" text:style-name="Internet_20_link" text:visited-style-name="Visited_20_Internet_20_Link">https://www.ethnograph.info/front/contact.php</text:a></text:p>
                </text:list-item>
                <text:list-item>
                  <text:p text:style-name="P20">Пловдив 4000 ул. “Д-р Чомаков” № 2</text:p>
                </text:list-item>
                <text:list-item>
                  <text:p text:style-name="P20">032/ 625257</text:p>
                </text:list-item>
              </text:list>
            </text:list-item>
            <text:list-item>
              <text:p text:style-name="P20">Регионален археологически музей </text:p>
              <text:list>
                <text:list-item>
                  <text:p text:style-name="P20">снимка</text:p>
                </text:list-item>
                <text:list-item>
                  <text:p text:style-name="P20">Пловдив</text:p>
                </text:list-item>
                <text:list-item>
                  <text:p text:style-name="P20">регионален</text:p>
                </text:list-item>
                <text:list-item>
                  <text:p text:style-name="P20">археологически</text:p>
                </text:list-item>
                <text:list-item>
                  <text:p text:style-name="P20">Регионален археологически музей в Пловдив (РАМ – Пловдив) е една от най-старите културни институции в България. Официално открит през 1882 г., неговото развитие преминава през етапа на археологическо-нумизматичен кабинет до окончателното му обособяване като Археологически музей през 1920 година. Първоначално неговите фондове са съдържали нумизматична колекция от 1500 монети, етнографски и исторически документи, църковна утвар, старопечатни книги от ХVII – ХVIII в., 300 икони и картини на най-прочутите български художници.</text:p>
                </text:list-item>
              </text:list>
            </text:list-item>
          </text:list>
        </text:list-item>
      </text:list>
      <text:p text:style-name="P2"/>
      <text:p text:style-name="P2"/>
      <text:list xml:id="list171757600088232" text:continue-numbering="true" text:style-name="L5">
        <text:list-item>
          <text:list>
            <text:list-item>
              <text:list>
                <text:list-item>
                  <text:p text:style-name="P20"><text:a xlink:type="simple" xlink:href="https://archaeologicalmuseumplovdiv.org/" text:style-name="Internet_20_link" text:visited-style-name="Visited_20_Internet_20_Link">https://archaeologicalmuseumplovdiv.org/</text:a></text:p>
                </text:list-item>
                <text:list-item>
                  <text:p text:style-name="P20">Пловдив 4000 пл. “Съединение” № 1,</text:p>
                </text:list-item>
                <text:list-item>
                  <text:p text:style-name="P23">032/631760</text:p>
                </text:list-item>
              </text:list>
            </text:list-item>
          </text:list>
        </text:list-item>
        <text:list-item>
          <text:p text:style-name="P25">Варна</text:p>
          <text:list>
            <text:list-item>
              <text:p text:style-name="P20">Военноморски музей </text:p>
              <text:list>
                <text:list-item>
                  <text:p text:style-name="P20">снимка</text:p>
                </text:list-item>
                <text:list-item>
                  <text:p text:style-name="P20">Варна</text:p>
                </text:list-item>
                <text:list-item>
                  <text:p text:style-name="P20">местен</text:p>
                </text:list-item>
                <text:list-item>
                  <text:p text:style-name="P20">исторически</text:p>
                </text:list-item>
                <text:list-item>
                  <text:p text:style-name="P20">Военноморският музей предлага на своите посетители неповторимо пътуване по стъпките на морското историческо <text:soft-page-break/>наследство. Музеят отразява, както героичните моменти на воинската слава, така и индивидуални съдби на български моряци. Възстановките на оръдейна палуба от ХVІІІ в. и на морско дъно ще направят посещението Ви тук запомнящо се. В България единствено във Военноморския музей може да се видят носови фигури на кораби от различни периоди, оборудване от водосамолет от Втората световна война Арадо 196. В откритата експозиция са колекциите на котви, морски мини, брегови и корабни оръдия. Тук е и корабът-музей „Дръзки”, единственият в света запазен торпедоносец от този клас.</text:p>
                </text:list-item>
                <text:list-item>
                  <text:p text:style-name="P20">-https://visit.varna.bg/bg/aquarium.html - <text:span text:style-name="T12">източник</text:span></text:p>
                </text:list-item>
                <text:list-item>
                  <text:p text:style-name="P20"><text:a xlink:type="simple" xlink:href="http://www.museummaritime-bg.com/" text:style-name="Internet_20_link" text:visited-style-name="Visited_20_Internet_20_Link">http://www.museummaritime-bg.com/</text:a></text:p>
                </text:list-item>
                <text:list-item>
                  <text:p text:style-name="P20">Варна 9000 бул. “Приморски” № 2,</text:p>
                </text:list-item>
                <text:list-item>
                  <text:p text:style-name="P20">052/73 15 23</text:p>
                </text:list-item>
              </text:list>
            </text:list-item>
            <text:list-item>
              <text:p text:style-name="P20">Аквариум </text:p>
              <text:list>
                <text:list-item>
                  <text:p text:style-name="P20">снимка</text:p>
                </text:list-item>
                <text:list-item>
                  <text:p text:style-name="P20">Варна</text:p>
                </text:list-item>
                <text:list-item>
                  <text:p text:style-name="P20">местен</text:p>
                </text:list-item>
                <text:list-item>
                  <text:p text:style-name="P20">природен</text:p>
                </text:list-item>
                <text:list-item>
                  <text:p text:style-name="P20">Аквариум Варна е център за популяризиране на черноморската флора и фауна, на хидрологичните и хидрохимични особености на Черно море. Живата експозиция на Аквариума обхваща представители на всички групи, които съставят фауната на Черно море. Най-много са видовете от средиземноморския комплекс, проникнали през Босфора. Чермоморската рибна фауна обхваща около 140 вида, от които важно стопанско значение имат трицоната, сафридът, скумрията, паламудът, калканът, карагьозът, хамсията, кефаловите риби, попчетата и др.</text:p>
                </text:list-item>
                <text:list-item>
                  <text:p text:style-name="P20"><text:a xlink:type="simple" xlink:href="https://visit.varna.bg/bg/aquarium.html" text:style-name="Internet_20_link" text:visited-style-name="Visited_20_Internet_20_Link">https://visit.varna.bg/bg/aquarium.html</text:a></text:p>
                </text:list-item>
                <text:list-item>
                  <text:p text:style-name="P15">гр. Варна, Приморски парк, бул."Приморски" 4 </text:p>
                </text:list-item>
                <text:list-item>
                  <text:p text:style-name="P15"><text:span text:style-name="T15">+</text:span>359 52 632 066<text:line-break/></text:p>
                </text:list-item>
              </text:list>
            </text:list-item>
          </text:list>
        </text:list-item>
        <text:list-item>
          <text:p text:style-name="P9">София</text:p>
          <text:list>
            <text:list-item>
              <text:p text:style-name="P12">Национална галерия</text:p>
              <text:list>
                <text:list-item>
                  <text:p text:style-name="P11">снимка</text:p>
                </text:list-item>
                <text:list-item>
                  <text:p text:style-name="P12">София</text:p>
                </text:list-item>
                <text:list-item>
                  <text:p text:style-name="P12">национален</text:p>
                </text:list-item>
                <text:list-item>
                  <text:p text:style-name="P12">художествен</text:p>
                </text:list-item>
                <text:list-item>
                  <text:p text:style-name="P17"><text:span text:style-name="T4">Националната художествена галерия</text:span><text:span text:style-name="T6"> </text:span><text:span text:style-name="T4">е художествен музей в София.Във фонда си съхранява над 50 000 художествени творби – </text:span><text:a xlink:type="simple" xlink:href="https://bg.wikipedia.org/wiki/Живопис" text:style-name="Internet_20_link" text:visited-style-name="Visited_20_Internet_20_Link"><text:span text:style-name="T5">живопис</text:span></text:a><text:span text:style-name="T4">, </text:span><text:a xlink:type="simple" xlink:href="https://bg.wikipedia.org/wiki/Скулптура" text:style-name="Internet_20_link" text:visited-style-name="Visited_20_Internet_20_Link"><text:span text:style-name="T5">скулптура</text:span></text:a><text:span text:style-name="T4"> и </text:span><text:a xlink:type="simple" xlink:href="https://bg.wikipedia.org/wiki/Графика_(изобразително_изкуство)" text:style-name="Internet_20_link" text:visited-style-name="Visited_20_Internet_20_Link"><text:span text:style-name="T5">графика</text:span></text:a><text:span text:style-name="T4"> на видни представители на българското изобразително изкуство, от които са изложени над 3000 експоната, както и </text:span><text:a xlink:type="simple" xlink:href="https://bg.wikipedia.org/wiki/Икона" text:style-name="Internet_20_link" text:visited-style-name="Visited_20_Internet_20_Link"><text:span text:style-name="T5">икони</text:span></text:a><text:span text:style-name="T4">, стенописни фрагменти, щампи, ръкописи и църковна утвар, представящи християнското изкуство.</text:span></text:p>
                </text:list-item>
                <text:list-item>
                  <text:p text:style-name="P19">https://nationalgallery.bg/bg/- <text:span text:style-name="T11">уебсайт</text:span></text:p>
                </text:list-item>
                <text:list-item>
                  <text:p text:style-name="P21">Двореца София 1000 пл. „Княз Александър I“ № 1</text:p>
                </text:list-item>
                <text:list-item>
                  <text:p text:style-name="P21"><text:soft-page-break/>02/9800071</text:p>
                </text:list-item>
              </text:list>
            </text:list-item>
            <text:list-item>
              <text:p text:style-name="P24">Национален исторически музей</text:p>
              <text:list>
                <text:list-item>
                  <text:p text:style-name="P22">снимка</text:p>
                </text:list-item>
                <text:list-item>
                  <text:p text:style-name="P24">София</text:p>
                </text:list-item>
                <text:list-item>
                  <text:p text:style-name="P24">национален</text:p>
                </text:list-item>
                <text:list-item>
                  <text:p text:style-name="P24">исторически</text:p>
                </text:list-item>
                <text:list-item>
                  <text:p text:style-name="P22">НИМ е създаден с разпореждане на Бюрото на Министерския съвет на НРБ през 1973 г. Първата експозиция е открита през 1984 г. в сградата на Съдебната палата в София в чест на 1300-годишнината от създаването на българската държава По решение на Министерския съвет от 15.4.1998 г. на музея е предоставен Дом № 1 в държавната резиденция Бояна. Новата експозиция е тържествено открита от министър-председателя Иван Костов на 29 юни 2000 г.</text:p>
                </text:list-item>
                <text:list-item>
                  <text:p text:style-name="P22">уебсайт: <text:a xlink:type="simple" xlink:href="https://historymuseum.org/" text:style-name="Internet_20_link" text:visited-style-name="Visited_20_Internet_20_Link">https://historymuseum.org/</text:a></text:p>
                </text:list-item>
                <text:list-item>
                  <text:p text:style-name="P22">София 1618 кв. Бояна, ул. “Витошко лале” №16,</text:p>
                </text:list-item>
                <text:list-item>
                  <text:p text:style-name="P22">9554290</text:p>
                </text:list-item>
              </text:list>
            </text:list-item>
            <text:list-item>
              <text:p text:style-name="P24">Музей “Борис Христов”</text:p>
              <text:list>
                <text:list-item>
                  <text:p text:style-name="P24">снимка</text:p>
                </text:list-item>
                <text:list-item>
                  <text:p text:style-name="P24">София</text:p>
                </text:list-item>
                <text:list-item>
                  <text:p text:style-name="P24">местен</text:p>
                </text:list-item>
                <text:list-item>
                  <text:p text:style-name="P24">къша-музей</text:p>
                </text:list-item>
                <text:list-item>
                  <text:p text:style-name="P24">Историята на Музея „Борис Христов” води началото си от идеята на великия оперен артист неговият софийски дом на улица „Цар Самуил” № 43 да се превърне в живо културно средище. От 2003 година това свято място е държавен културен институт към Министерството на културата. Музеят „Борис Христов” пази паметта за славата на артиста, педагога, дарителя; свързва в общи проекти творци от различни изкуства и окрилява младите таланти в мечтите им към голямата сцена.</text:p>
                </text:list-item>
                <text:list-item>
                  <text:p text:style-name="P24">София 1000 Ул. „Цар Самуил” №43</text:p>
                </text:list-item>
                <text:list-item>
                  <text:p text:style-name="P24">9873592</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arial" svg:font-family="arial"/>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4pt" fo:font-style="italic" fo:font-weight="normal" officeooo:rsid="0005af61" style:font-size-asian="12.25pt" style:font-style-asian="italic" style:font-weight-asian="normal" style:font-size-complex="14pt" style:font-style-complex="italic"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кклк"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4T15:12:33.997407405</meta:creation-date>
    <dc:date>2022-11-14T17:17:53.375214513</dc:date>
    <meta:editing-duration>PT10M33S</meta:editing-duration>
    <meta:editing-cycles>2</meta:editing-cycles>
    <meta:generator>LibreOffice/7.3.6.2$Linux_X86_64 LibreOffice_project/30$Build-2</meta:generator>
    <meta:document-statistic meta:table-count="0" meta:image-count="0" meta:object-count="0" meta:page-count="4" meta:paragraph-count="100" meta:word-count="823" meta:character-count="5392" meta:non-whitespace-character-count="4750"/>
  </office:meta>
</office:document-meta>
</file>